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c07" officeooo:paragraph-rsid="00066c0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6c07" officeooo:paragraph-rsid="00066c0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66c07" officeooo:paragraph-rsid="00066c07" style:font-weight-asian="normal" style:font-weight-complex="normal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66c07" officeooo:paragraph-rsid="00066c07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solid" style:text-underline-width="auto" style:text-underline-color="font-color" fo:font-weight="bold" officeooo:rsid="00066c07" officeooo:paragraph-rsid="00066c07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King</text:p>
      <text:p text:style-name="P1">CSET 3600</text:p>
      <text:p text:style-name="P1">Homework 1</text:p>
      <text:p text:style-name="P1">9/1/2019</text:p>
      <text:p text:style-name="P1"/>
      <text:p text:style-name="P1"/>
      <text:p text:style-name="P5">1. Summerize the key points:<text:span text:style-name="T4"><text:line-break/>Basically the same as previous classes I have taken of yours. Welcome, course outline, grading scales, do your homework and do it on time, don’t cheat cite opensource code used etc. A few of the deets made me wonder if these videos are new or reused.</text:span></text:p>
      <text:p text:style-name="P2"><text:span text:style-name="T4"/></text:p>
      <text:p text:style-name="P2">2. Explain four guiding principles that form the essence of software engineering practice:</text:p>
      <text:p text:style-name="P1"/>
      <text:p text:style-name="P1">1. Understand the problem:</text:p>
      <text:p text:style-name="P1">Often when I have been asked to code something for a customer the customer does not fully understand exactly what they want so it can be difficult. I typically have had to do this step for them otherwise I will give them exactly what they asked for <text:span text:style-name="T3">but</text:span><text:span text:style-name="T2"> </text:span><text:span text:style-name="T3">not </text:span><text:span text:style-name="T2">what they actually wanted. </text:span></text:p>
      <text:p text:style-name="P1"><text:span text:style-name="T2"/></text:p>
      <text:p text:style-name="P1"><text:span text:style-name="T2">The book further elaborates “Who has a stake in the solution?, What are the unknowns?, Can the problem be compartmentalized?, Can the problem be represented graphically?”</text:span></text:p>
      <text:p text:style-name="P1"><text:span text:style-name="T2"/></text:p>
      <text:p text:style-name="P1"><text:span text:style-name="T2">2. Plan the solution:<text:line-break/>Planning my program </text:span><text:span text:style-name="T1">before</text:span><text:span text:style-name="T4"> I write it is crucial if I do not want to start over when I start writing the code. This helps ensure my planned method of solving is going to work. I don’t want to get to a crucial point and realize I can only utilize int/string when all I wanted was a float.</text:span></text:p>
      <text:p text:style-name="P1"><text:span text:style-name="T2"><text:s/></text:span></text:p>
      <text:p text:style-name="P1"><text:span text:style-name="T2">The book elaborates: Have I seen a similar problem before?, Has a similar problem been solved (lol yes but were not utilizing others code haha), Can subproblems be defined?, Can you represent a solution in a manner than leads to effective implementation?</text:span></text:p>
      <text:p text:style-name="P1"><text:span text:style-name="T2"/></text:p>
      <text:p text:style-name="P1"><text:span text:style-name="T2">3. Carry out the plan:</text:span></text:p>
      <text:p text:style-name="P1"><text:span text:style-name="T2">Do the thing. Code it. Mostly feels like carrying out the plan with the previous steps in mind. Be aware if you stray from the planned path and compensate for it. </text:span></text:p>
      <text:p text:style-name="P1"><text:span text:style-name="T2"/></text:p>
      <text:p text:style-name="P1"><text:span text:style-name="T2">The book elaborates: Does the solution conform to the plan?, Is each component part of the solution provably correct?</text:span></text:p>
      <text:p text:style-name="P1"><text:span text:style-name="T2"/></text:p>
      <text:p text:style-name="P1"><text:span text:style-name="T2">4. Examine the results:</text:span></text:p>
      <text:p text:style-name="P1"><text:span text:style-name="T2">Use the functioning alpha program we have created. Ensure everything functions how we would like them to. Plan updates. </text:span></text:p>
      <text:p text:style-name="P4"><text:span text:style-name="T2">The book elabores: Is it possible to test each component part of the solution? And does the solution produce results that conform to the data, functions, and features that are required? </text:span></text:p>
      <text:p text:style-name="P1"><text:span text:style-name="T2"/></text:p>
      <text:p text:style-name="P2">3. Explain how I will dev a pass/fail program:</text:p>
      <text:p text:style-name="P3">I have done something like this before. I refreshed on some of my basic Java stuff and knocked it out. I want a user input letting me know their final grade. I want to accept floats. I want all floats that are greater than or equal to 80 to pass else fail. </text:p>
      <text:p text:style-name="P3">If x &gt;= 80 pass, else fai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6:11:42.895000000</meta:creation-date>
    <dc:date>2019-09-01T16:26:49.388000000</dc:date>
    <meta:editing-duration>PT16S</meta:editing-duration>
    <meta:editing-cycles>1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21" meta:word-count="435" meta:character-count="2416" meta:non-whitespace-character-count="1994"/>
  </office:meta>
</office:document-meta>
</file>